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MSI</text:p>
      <text:p text:style-name="P2">Wojciech Sobieszek</text:p>
      <text:p text:style-name="P2"/>
      <text:p text:style-name="P2">Opis zadania:</text:p>
      <text:p text:style-name="P2">Sprawdzic czasy odczytu i zapisu dla tablicu n-elemntowej</text:p>
      <text:p text:style-name="P2">n={10,100...100000}</text:p>
      <text:p text:style-name="P2"/>
      <text:p text:style-name="P2">Pomiary:</text:p>
      <text:p text:style-name="P2"/>
      <text:p text:style-name="P2"><draw:frame draw:style-name="fr1" draw:name="Obiekt1" text:anchor-type="paragraph" svg:x="0.501cm" svg:y="0.092cm" svg:width="4.517cm" svg:height="3.20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iekt2" text:anchor-type="paragraph" svg:x="8.227cm" svg:y="0.129cm" svg:width="4.517cm" svg:height="3.2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iekt3" text:anchor-type="paragraph" svg:x="0.991cm" svg:y="0.381cm" svg:width="13.272cm" svg:height="8.23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iekt4" text:anchor-type="paragraph" svg:x="1.321cm" svg:y="0.051cm" svg:width="4.517cm" svg:height="3.201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iekt5" text:anchor-type="paragraph" svg:x="8.756cm" svg:y="0.03cm" svg:width="4.517cm" svg:height="3.20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><draw:frame draw:style-name="fr2" draw:name="Obiekt6" text:anchor-type="paragraph" svg:width="12.592cm" svg:height="7.465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2">Wnioski:</text:p>
      <text:p text:style-name="P2">Nie udało się uzyskać złożoności obliczeniowej odczytu O(1), uzyskana została O(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ciech Sobieszek</meta:initial-creator>
    <meta:creation-date>2017-06-21T15:45:36.55</meta:creation-date>
    <meta:document-statistic meta:table-count="0" meta:image-count="0" meta:object-count="6" meta:page-count="2" meta:paragraph-count="8" meta:word-count="27" meta:character-count="210"/>
    <dc:date>2017-06-21T16:11:01.95</dc:date>
    <dc:creator>Wojciech Sobieszek</dc:creator>
    <meta:editing-duration>PT25M25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table:number-columns-spanned="2" table:number-rows-spanned="1">
            <text:p>ZAPIS(10 bucketow)</text:p>
          </table:table-cell>
          <table:covered-table-cell/>
        </table:table-row>
        <table:table-row table:style-name="ro1">
          <table:table-cell/>
          <table:table-cell office:value-type="string">
            <text:p>ilosc elem</text:p>
          </table:table-cell>
          <table:table-cell office:value-type="string">
            <text:p>czas(sredni)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0071">
            <text:p>0,00007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192">
            <text:p>0,000192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002004">
            <text:p>0,002004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089921">
            <text:p>0,089921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0.901234">
            <text:p>0,9012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6:05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2" table:number-rows-spanned="1">
            <text:p>ZAPIS(1000 bucketow)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>
            <text:p>ilosc elem</text:p>
          </table:table-cell>
          <table:table-cell table:style-name="ce1" office:value-type="string">
            <text:p>czas(sredni)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.000055">
            <text:p>0,000055</text:p>
          </table:table-cell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1" office:value-type="float" office:value="0.000162">
            <text:p>0,000162</text:p>
          </table:table-cell>
        </table:table-row>
        <table:table-row table:style-name="ro1">
          <table:table-cell/>
          <table:table-cell table:style-name="ce1" office:value-type="float" office:value="1000">
            <text:p>1000</text:p>
          </table:table-cell>
          <table:table-cell table:style-name="ce1" office:value-type="float" office:value="0.001829">
            <text:p>0,001829</text:p>
          </table:table-cell>
        </table:table-row>
        <table:table-row table:style-name="ro1">
          <table:table-cell/>
          <table:table-cell table:style-name="ce1" office:value-type="float" office:value="10000">
            <text:p>10000</text:p>
          </table:table-cell>
          <table:table-cell table:style-name="ce1" office:value-type="float" office:value="0.079737">
            <text:p>0,079737</text:p>
          </table:table-cell>
        </table:table-row>
        <table:table-row table:style-name="ro1">
          <table:table-cell/>
          <table:table-cell table:style-name="ce1" office:value-type="float" office:value="100000">
            <text:p>100000</text:p>
          </table:table-cell>
          <table:table-cell table:style-name="ce1" office:value-type="float" office:value="0.81694">
            <text:p>0,8169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6:05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71cm" svg:height="8.237cm" xlink:href="." xlink:type="simple" chart:class="chart:scatter" chart:style-name="ch1">
        <chart:legend chart:legend-position="end" svg:x="8.434cm" svg:y="3.544cm" style:legend-expansion="high" chart:style-name="ch2"/>
        <chart:plot-area chart:style-name="ch3" chart:data-source-has-labels="both" svg:x="0.715cm" svg:y="0.791cm" svg:width="7.189cm" svg:height="6.862cm">
          <chartooo:coordinate-region svg:x="1.442cm" svg:y="1.003cm" svg:width="5.905cm" svg:height="5.97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IS(10 bucketow)</text:p>
              </table:table-cell>
              <table:table-cell office:value-type="string">
                <text:p/>
              </table:table-cell>
              <table:table-cell office:value-type="string">
                <text:p>ZAPIS(1000 bucketow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71">
                <text:p>0.000071</text:p>
              </table:table-cell>
              <table:table-cell office:value-type="float" office:value="10">
                <text:p>10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192">
                <text:p>0.000192</text:p>
              </table:table-cell>
              <table:table-cell office:value-type="float" office:value="100">
                <text:p>100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2004">
                <text:p>0.002004</text:p>
              </table:table-cell>
              <table:table-cell office:value-type="float" office:value="1000">
                <text:p>1000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89921">
                <text:p>0.089921</text:p>
              </table:table-cell>
              <table:table-cell office:value-type="float" office:value="10000">
                <text:p>10000</text:p>
              </table:table-cell>
              <table:table-cell office:value-type="float" office:value="0.079737">
                <text:p>0.079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901234">
                <text:p>0.901234</text:p>
              </table:table-cell>
              <table:table-cell office:value-type="float" office:value="100000">
                <text:p>100000</text:p>
              </table:table-cell>
              <table:table-cell office:value-type="float" office:value="0.81694">
                <text:p>0.81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table:number-columns-repeated="4"/>
          <table:table-cell office:value-type="string" table:number-columns-spanned="2" table:number-rows-spanned="1">
            <text:p>ODCZYT(10 bucketow)</text:p>
          </table:table-cell>
          <table:covered-table-cell/>
        </table:table-row>
        <table:table-row table:style-name="ro1">
          <table:table-cell table:number-columns-repeated="4"/>
          <table:table-cell office:value-type="string">
            <text:p>ilosc elem</text:p>
          </table:table-cell>
          <table:table-cell office:value-type="string">
            <text:p>czas(sredni)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0018">
            <text:p>0,00018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0.001024">
            <text:p>0,001024</text:p>
          </table:table-cell>
        </table:table-row>
        <table:table-row table:style-name="ro1">
          <table:table-cell table:number-columns-repeated="4"/>
          <table:table-cell office:value-type="float" office:value="1000">
            <text:p>1000</text:p>
          </table:table-cell>
          <table:table-cell office:value-type="float" office:value="0.008893">
            <text:p>0,008893</text:p>
          </table:table-cell>
        </table:table-row>
        <table:table-row table:style-name="ro1">
          <table:table-cell table:number-columns-repeated="4"/>
          <table:table-cell office:value-type="float" office:value="10000">
            <text:p>10000</text:p>
          </table:table-cell>
          <table:table-cell office:value-type="float" office:value="0.059012">
            <text:p>0,059012</text:p>
          </table:table-cell>
        </table:table-row>
        <table:table-row table:style-name="ro1">
          <table:table-cell table:number-columns-repeated="4"/>
          <table:table-cell office:value-type="float" office:value="100000">
            <text:p>100000</text:p>
          </table:table-cell>
          <table:table-cell office:value-type="float" office:value="0.491126">
            <text:p>0,49112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6:07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table:number-columns-spanned="2" table:number-rows-spanned="1">
            <text:p>ODCZYT(1000 bucketow)</text:p>
          </table:table-cell>
          <table:covered-table-cell table:style-name="ce1"/>
        </table:table-row>
        <table:table-row table:style-name="ro1">
          <table:table-cell table:number-columns-repeated="4"/>
          <table:table-cell table:style-name="ce1" office:value-type="string">
            <text:p>ilosc elem</text:p>
          </table:table-cell>
          <table:table-cell table:style-name="ce1" office:value-type="string">
            <text:p>czas(sredni)</text:p>
          </table:table-cell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0.000587">
            <text:p>0,000587</text:p>
          </table:table-cell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0.001425">
            <text:p>0,001425</text:p>
          </table:table-cell>
        </table:table-row>
        <table:table-row table:style-name="ro1">
          <table:table-cell table:number-columns-repeated="4"/>
          <table:table-cell table:style-name="ce1" office:value-type="float" office:value="1000">
            <text:p>1000</text:p>
          </table:table-cell>
          <table:table-cell table:style-name="ce1" office:value-type="float" office:value="0.00988">
            <text:p>0,00988</text:p>
          </table:table-cell>
        </table:table-row>
        <table:table-row table:style-name="ro1">
          <table:table-cell table:number-columns-repeated="4"/>
          <table:table-cell table:style-name="ce1" office:value-type="float" office:value="10000">
            <text:p>10000</text:p>
          </table:table-cell>
          <table:table-cell table:style-name="ce1" office:value-type="float" office:value="0.053001">
            <text:p>0,053001</text:p>
          </table:table-cell>
        </table:table-row>
        <table:table-row table:style-name="ro1">
          <table:table-cell table:number-columns-repeated="4"/>
          <table:table-cell table:style-name="ce1" office:value-type="float" office:value="100000">
            <text:p>100000</text:p>
          </table:table-cell>
          <table:table-cell table:style-name="ce1" office:value-type="float" office:value="0.490927">
            <text:p>0,49092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6:07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92cm" svg:height="7.464cm" xlink:href="." xlink:type="simple" chart:class="chart:scatter" chart:style-name="ch1">
        <chart:legend chart:legend-position="end" svg:x="7.755cm" svg:y="2.946cm" style:legend-expansion="high" chart:style-name="ch2"/>
        <chart:plot-area chart:style-name="ch3" chart:data-source-has-labels="both" svg:x="0.701cm" svg:y="0.731cm" svg:width="6.552cm" svg:height="6.164cm">
          <chartooo:coordinate-region svg:x="1.428cm" svg:y="0.944cm" svg:width="5.268cm" svg:height="5.278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ODCZYT(10 bucketow)</text:p>
              </table:table-cell>
              <table:table-cell office:value-type="string">
                <text:p/>
              </table:table-cell>
              <table:table-cell office:value-type="string">
                <text:p>ODCZYT(1000 bucketow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18">
                <text:p>0.00018</text:p>
              </table:table-cell>
              <table:table-cell office:value-type="float" office:value="10">
                <text:p>10</text:p>
              </table:table-cell>
              <table:table-cell office:value-type="float" office:value="0.000587">
                <text:p>0.000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024">
                <text:p>0.001024</text:p>
              </table:table-cell>
              <table:table-cell office:value-type="float" office:value="100">
                <text:p>100</text:p>
              </table:table-cell>
              <table:table-cell office:value-type="float" office:value="0.001425">
                <text:p>0.001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8893">
                <text:p>0.008893</text:p>
              </table:table-cell>
              <table:table-cell office:value-type="float" office:value="1000">
                <text:p>1000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59012">
                <text:p>0.059012</text:p>
              </table:table-cell>
              <table:table-cell office:value-type="float" office:value="10000">
                <text:p>10000</text:p>
              </table:table-cell>
              <table:table-cell office:value-type="float" office:value="0.053001">
                <text:p>0.05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491126">
                <text:p>0.491126</text:p>
              </table:table-cell>
              <table:table-cell office:value-type="float" office:value="100000">
                <text:p>100000</text:p>
              </table:table-cell>
              <table:table-cell office:value-type="float" office:value="0.490927">
                <text:p>0.4909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